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Arial" fo:font-size="11pt" style:text-underline-style="none" fo:font-weight="normal" officeooo:rsid="001489ce" officeooo:paragraph-rsid="000abd97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size="11pt" style:text-underline-style="solid" style:text-underline-width="auto" style:text-underline-color="font-color" fo:font-weight="bold" officeooo:rsid="001489ce" officeooo:paragraph-rsid="000abd97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2pt" style:text-underline-style="solid" style:text-underline-width="auto" style:text-underline-color="font-color" fo:font-weight="bold" officeooo:rsid="001489ce" officeooo:paragraph-rsid="000abd97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489ce" officeooo:paragraph-rsid="000abd97" style:font-size-asian="12.25pt" style:font-weight-asian="normal" style:font-size-complex="14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db86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kumentation Projekt Asteroids</text:p>
      <text:p text:style-name="P4"/>
      <text:p text:style-name="P4"/>
      <text:p text:style-name="P4"/>
      <text:p text:style-name="P4"/>
      <text:p text:style-name="P1"/>
      <text:p text:style-name="P1">Ersteller: <text:tab/><text:tab/>Birger Möllering</text:p>
      <text:p text:style-name="P1">Ausbildungsberuf: <text:tab/>Fachinformatiker Anwendungsentwicklung</text:p>
      <text:p text:style-name="P1">Ausbildungsbetrieb:<text:tab/>Third Element Aviation GmbH</text:p>
      <text:p text:style-name="P1">Ausbilder:<text:tab/><text:tab/>Stephan Berkowitz</text:p>
      <text:p text:style-name="P2"><text:span text:style-name="T1"><text:tab/><text:tab/><text:tab/></text:span><text:span text:style-name="T2">sb@3rd-element.com</text:span></text:p>
      <text:p text:style-name="P1">Erstellt am:<text:tab/><text:tab/>1.5.20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6:29:55.437547459</meta:creation-date>
    <dc:date>2020-05-02T16:30:25.888508124</dc:date>
    <meta:editing-duration>PT30S</meta:editing-duration>
    <meta:editing-cycles>1</meta:editing-cycles>
    <meta:document-statistic meta:table-count="0" meta:image-count="0" meta:object-count="0" meta:page-count="1" meta:paragraph-count="7" meta:word-count="21" meta:character-count="236" meta:non-whitespace-character-count="214"/>
    <meta:generator>LibreOffice/6.0.7.3$Linux_X86_64 LibreOffice_project/00m0$Build-3</meta:generator>
  </office:meta>
</office:document-meta>
</file>